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1BA00000164000001C8178CD34A.svg" manifest:media-type="image/svg+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page-number="1" fo:background-color="transparent" style:writing-mode="lr-tb"/>
      <style:text-properties style:font-name="Calibri1" fo:font-size="11pt" fo:font-weight="bold" officeooo:rsid="00d3fe33" officeooo:paragraph-rsid="011177a2" style:font-size-asian="11pt" style:font-weight-asian="bold" style:font-name-complex="Calibri2" style:font-size-complex="11pt" style:font-weight-complex="bold"/>
    </style:style>
    <style:style style:name="P2" style:family="paragraph">
      <loext:graphic-properties draw:fill="none" draw:fill-color="#b2b2b2" draw:opacity="50%"/>
    </style:style>
    <style:style style:name="P3" style:family="paragraph" style:parent-style-name="Heading_20_2" style:master-page-name="">
      <loext:graphic-properties draw:fill="none" draw:fill-color="#ff7644"/>
      <style:paragraph-properties fo:margin-left="0cm" fo:margin-right="0cm" fo:margin-top="0.349cm" fo:margin-bottom="0cm" style:contextual-spacing="false" fo:text-align="start" style:justify-single-word="false" fo:orphans="2" fo:widows="2" fo:text-indent="0.199cm" style:auto-text-indent="false" style:page-number="auto" fo:background-color="transparent" style:writing-mode="lr-tb"/>
      <style:text-properties officeooo:paragraph-rsid="0043939f"/>
    </style:style>
    <style:style style:name="P4" style:family="paragraph">
      <loext:graphic-properties draw:fill="solid" draw:fill-color="#dddddd" draw:opacity="50%"/>
    </style:style>
    <style:style style:name="P5" style:family="paragraph" style:parent-style-name="Standard" style:list-style-name="L1" style:master-page-name="">
      <loext:graphic-properties draw:fill="none" draw:fill-color="#ffbaba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style:page-number="auto" fo:background-color="transparent" fo:padding-left="0cm" fo:padding-right="0cm" fo:padding-top="0.3cm" fo:padding-bottom="0cm" fo:border="none" style:writing-mode="lr-tb"/>
      <style:text-properties officeooo:paragraph-rsid="010d22ef"/>
    </style:style>
    <style:style style:name="P6" style:family="paragraph" style:parent-style-name="Standard" style:list-style-name="L1">
      <loext:graphic-properties draw:fill="none" draw:fill-color="#ffbaba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fo:padding-left="0cm" fo:padding-right="0cm" fo:padding-top="0.3cm" fo:padding-bottom="0cm" fo:border="none" style:writing-mode="lr-tb"/>
      <style:text-properties officeooo:paragraph-rsid="010d22ef"/>
    </style:style>
    <style:style style:name="P7" style:family="paragraph" style:parent-style-name="Standard" style:list-style-name="L1">
      <loext:graphic-properties draw:fill="none" draw:fill-color="#ffbaba"/>
      <style:paragraph-properties fo:margin-left="0.801cm" fo:margin-right="0cm" fo:margin-top="0cm" fo:margin-bottom="0cm" style:contextual-spacing="false" fo:text-align="start" style:justify-single-word="false" fo:orphans="2" fo:widows="2" fo:text-indent="-0.6cm" style:auto-text-indent="false" fo:background-color="transparent" fo:padding-left="0cm" fo:padding-right="0cm" fo:padding-top="0.3cm" fo:padding-bottom="0cm" fo:border="none" style:writing-mode="lr-tb"/>
      <style:text-properties officeooo:paragraph-rsid="010d22ef"/>
    </style:style>
    <style:style style:name="P8" style:family="paragraph" style:parent-style-name="Heading_20_2" style:master-page-name="">
      <loext:graphic-properties draw:fill="none"/>
      <style:paragraph-properties fo:margin-left="0.199cm" fo:margin-right="0cm" fo:margin-top="0.349cm" fo:margin-bottom="0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/>
      <style:text-properties officeooo:rsid="00400a82" officeooo:paragraph-rsid="00400a82"/>
    </style:style>
    <style:style style:name="P9" style:family="paragraph">
      <loext:graphic-properties draw:fill-color="#dddddd" draw:opacity="50%"/>
      <style:text-properties fo:font-size="12pt"/>
    </style:style>
    <style:style style:name="P10" style:family="paragraph">
      <loext:graphic-properties draw:fill-color="#dddddd" draw:opacity="50%"/>
    </style:style>
    <style:style style:name="P11" style:family="paragraph" style:parent-style-name="Standard" style:list-style-name="WWNum1" style:master-page-name="">
      <loext:graphic-properties draw:fill="none"/>
      <style:paragraph-properties fo:margin-left="0.801cm" fo:margin-right="0cm" fo:margin-top="0.3cm" fo:margin-bottom="0cm" style:contextual-spacing="false" fo:text-align="start" style:justify-single-word="false" fo:orphans="2" fo:widows="2" fo:text-indent="-0.6cm" style:auto-text-indent="false" style:page-number="auto" fo:background-color="transparent" fo:padding="0cm" fo:border="none" style:shadow="none" style:writing-mode="lr-tb" style:join-border="false"/>
      <style:text-properties fo:font-size="11pt" officeooo:paragraph-rsid="00811482" style:font-size-asian="11pt" style:font-size-complex="11pt"/>
    </style:style>
    <style:style style:name="P12" style:family="paragraph" style:parent-style-name="Standard" style:list-style-name="WWNum1" style:master-page-name="">
      <loext:graphic-properties draw:fill="none"/>
      <style:paragraph-properties fo:margin-left="0.801cm" fo:margin-right="0cm" fo:margin-top="0cm" fo:margin-bottom="0cm" style:contextual-spacing="false" fo:text-align="start" style:justify-single-word="false" fo:orphans="2" fo:widows="2" fo:text-indent="-0.6cm" style:auto-text-indent="false" style:page-number="auto" fo:background-color="transparent" fo:padding="0cm" fo:border="none" style:shadow="none" style:writing-mode="lr-tb" style:join-border="false"/>
      <style:text-properties fo:font-size="11pt" officeooo:paragraph-rsid="00811482" style:font-size-asian="11pt" style:font-size-complex="11pt"/>
    </style:style>
    <style:style style:name="P13" style:family="paragraph" style:parent-style-name="Heading_20_2" style:master-page-name="">
      <style:paragraph-properties fo:margin-left="0.199cm" fo:margin-right="0cm" fo:margin-top="0.349cm" fo:margin-bottom="0cm" style:contextual-spacing="false" fo:line-height="150%" fo:text-align="start" style:justify-single-word="false" fo:orphans="2" fo:widows="2" fo:text-indent="0cm" style:auto-text-indent="false" style:page-number="auto" style:writing-mode="lr-tb"/>
      <style:text-properties officeooo:paragraph-rsid="00400a82"/>
    </style:style>
    <style:style style:name="P14" style:family="paragraph" style:parent-style-name="Standard" style:list-style-name="WWNum1" style:master-page-name="">
      <style:paragraph-properties fo:margin-left="0.801cm" fo:margin-right="0cm" fo:text-indent="-0.6cm" style:auto-text-indent="false" style:page-number="auto" fo:padding="0cm" fo:border="none" style:shadow="none" style:join-border="false"/>
      <style:text-properties fo:font-size="11pt" officeooo:paragraph-rsid="00811482" style:font-size-asian="11pt" style:font-size-complex="11pt"/>
    </style:style>
    <style:style style:name="P15" style:family="paragraph">
      <loext:graphic-properties draw:fill-color="#d8643a"/>
      <style:paragraph-properties fo:text-align="center" style:writing-mode="lr-tb"/>
    </style:style>
    <style:style style:name="P16" style:family="paragraph" style:parent-style-name="Standard" style:list-style-name="WWNum1">
      <style:paragraph-properties fo:margin-left="0.801cm" fo:margin-right="0cm" fo:text-indent="-0.6cm" style:auto-text-indent="false" fo:padding="0cm" fo:border="none" style:shadow="none" style:join-border="false"/>
      <style:text-properties fo:font-size="11pt" officeooo:paragraph-rsid="00811482" style:font-size-asian="11pt" style:font-size-complex="11pt"/>
    </style:style>
    <style:style style:name="P17" style:family="paragraph">
      <style:paragraph-properties fo:text-align="center"/>
    </style:style>
    <style:style style:name="P18" style:family="paragraph">
      <loext:graphic-properties draw:fill-color="#d8d8d8"/>
      <style:paragraph-properties fo:text-align="center" style:writing-mode="lr-tb"/>
    </style:style>
    <style:style style:name="P19" style:family="paragraph" style:parent-style-name="Heading_20_2" style:master-page-name="">
      <loext:graphic-properties draw:fill="none"/>
      <style:paragraph-properties fo:margin-left="0.199cm" fo:margin-right="0cm" fo:margin-top="0.349cm" fo:margin-bottom="0cm" style:contextual-spacing="false" fo:text-align="start" style:justify-single-word="false" fo:orphans="2" fo:widows="2" fo:text-indent="0cm" style:auto-text-indent="false" style:page-number="auto" fo:background-color="transparent" style:writing-mode="lr-tb"/>
    </style:style>
    <style:style style:name="P20" style:family="paragraph" style:parent-style-name="Standard" style:master-page-name="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text-align="start" style:justify-single-word="false" fo:orphans="2" fo:widows="2" fo:text-indent="0cm" style:auto-text-indent="false" style:page-number="auto" fo:background-color="#d4e2f0" style:writing-mode="lr-tb"/>
      <style:text-properties officeooo:paragraph-rsid="0098787b" fo:background-color="transparent"/>
    </style:style>
    <style:style style:name="P21" style:family="paragraph" style:parent-style-name="Standard" style:list-style-name="WWNum1">
      <loext:graphic-properties draw:fill="gradient" draw:fill-gradient-name="white_20_to_20_really_20_light_20_blue" draw:gradient-step-count="0"/>
      <style:paragraph-properties fo:margin-left="0.771cm" fo:margin-right="0cm" fo:text-indent="-0.6cm" style:auto-text-indent="false" fo:background-color="#f3f8fe"/>
      <style:text-properties officeooo:paragraph-rsid="00a5be67"/>
    </style:style>
    <style:style style:name="P22" style:family="paragraph" style:parent-style-name="light_20_blue_20_round_20_bullet" style:list-style-name="List_20_1"/>
    <style:style style:name="P23" style:family="paragraph" style:parent-style-name="Standard" style:list-style-name="List_20_1" style:master-page-name="">
      <loext:graphic-properties draw:fill="gradient" draw:fill-gradient-name="white_20_to_20_really_20_light_20_blue" draw:gradient-step-count="0"/>
      <style:paragraph-properties style:page-number="auto" fo:background-color="#f3f8fe"/>
      <style:text-properties officeooo:paragraph-rsid="00c18ebc"/>
    </style:style>
    <style:style style:name="P24" style:family="paragraph" style:parent-style-name="Standard" style:list-style-name="List_20_1" style:master-page-name="">
      <loext:graphic-properties draw:fill="gradient" draw:fill-gradient-name="white_20_to_20_really_20_light_20_blue" draw:gradient-step-count="0"/>
      <style:paragraph-properties style:page-number="auto" fo:background-color="#f3f8fe"/>
      <style:text-properties fo:font-size="11pt" officeooo:paragraph-rsid="00c18ebc" style:font-size-asian="11pt" style:font-size-complex="11pt"/>
    </style:style>
    <style:style style:name="P25" style:family="paragraph" style:parent-style-name="Standard">
      <loext:graphic-properties draw:fill="gradient" draw:fill-gradient-name="white_20_to_20_light_20_peach" draw:gradient-step-count="0"/>
      <style:paragraph-properties fo:margin-left="0.199cm" fo:margin-right="0cm" fo:margin-top="0.3cm" fo:margin-bottom="0cm" style:contextual-spacing="false" fo:line-height="100%" fo:text-indent="0cm" style:auto-text-indent="false" fo:break-before="page" fo:background-color="#ffe6dd"/>
      <style:text-properties style:font-name="Calibri1" fo:font-size="11pt" fo:font-weight="bold" officeooo:rsid="009767ad" officeooo:paragraph-rsid="0098787b" fo:background-color="transparent" style:font-size-asian="11pt" style:font-weight-asian="bold" style:font-name-complex="Calibri2" style:font-size-complex="11pt"/>
    </style:style>
    <style:style style:name="P26" style:family="paragraph" style:parent-style-name="Standard" style:list-style-name="WWNum1" style:master-page-name="">
      <loext:graphic-properties draw:fill="gradient" draw:fill-gradient-name="white_20_to_20_even_20_lighter_20_peach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style:page-number="auto" fo:background-color="#fff0ea" style:writing-mode="lr-tb"/>
      <style:text-properties officeooo:paragraph-rsid="00a03517"/>
    </style:style>
    <style:style style:name="P27" style:family="paragraph" style:parent-style-name="Standard" style:list-style-name="List_20_1" style:master-page-name="">
      <loext:graphic-properties draw:fill="gradient" draw:fill-gradient-name="white_20_to_20_even_20_lighter_20_peach" draw:gradient-step-count="0"/>
      <style:paragraph-properties style:page-number="auto" fo:background-color="#fff0ea"/>
      <style:text-properties style:font-name="Calibri1" fo:font-size="11pt" officeooo:rsid="00940f58" officeooo:paragraph-rsid="00c18ebc" fo:background-color="transparent" style:font-size-asian="11pt" style:font-name-complex="Calibri2" style:font-size-complex="11pt"/>
    </style:style>
    <style:style style:name="P28" style:family="paragraph" style:parent-style-name="Standard" style:list-style-name="List_20_1" style:master-page-name="">
      <loext:graphic-properties draw:fill="gradient" draw:fill-gradient-name="white_20_to_20_even_20_lighter_20_peach" draw:gradient-step-count="0"/>
      <style:paragraph-properties style:page-number="auto" fo:background-color="#fff0ea"/>
      <style:text-properties officeooo:paragraph-rsid="00c18ebc"/>
    </style:style>
    <style:style style:name="P29" style:family="paragraph" style:parent-style-name="Standard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line-height="100%" fo:text-indent="0cm" style:auto-text-indent="false" fo:background-color="#d4e2f0"/>
      <style:text-properties officeooo:paragraph-rsid="009c0beb"/>
    </style:style>
    <style:style style:name="P30" style:family="paragraph" style:parent-style-name="Standard" style:list-style-name="WWNum1" style:master-page-name="">
      <loext:graphic-properties draw:fill="gradient" draw:fill-gradient-name="white_20_to_20_really_20_light_20_blue" draw:gradient-step-count="0"/>
      <style:paragraph-properties fo:margin-left="0.771cm" fo:margin-right="0cm" fo:text-indent="-0.6cm" style:auto-text-indent="false" style:page-number="auto" fo:background-color="#f3f8fe" fo:padding="0cm" fo:border="none" style:shadow="none" style:join-border="false"/>
      <style:text-properties officeooo:paragraph-rsid="0096c129"/>
    </style:style>
    <style:style style:name="P31" style:family="paragraph" style:parent-style-name="Standard">
      <loext:graphic-properties draw:fill="gradient" draw:fill-gradient-name="white_20_to_20_light_20_peach" draw:gradient-step-count="0"/>
      <style:paragraph-properties fo:margin-left="0.199cm" fo:margin-right="0cm" fo:margin-top="0.3cm" fo:margin-bottom="0cm" style:contextual-spacing="false" fo:line-height="100%" fo:text-indent="0cm" style:auto-text-indent="false" fo:background-color="#ffe6dd"/>
      <style:text-properties officeooo:paragraph-rsid="0098787b"/>
    </style:style>
    <style:style style:name="P32" style:family="paragraph" style:parent-style-name="Standard" style:list-style-name="WWNum1" style:master-page-name="">
      <loext:graphic-properties draw:fill="gradient" draw:fill-gradient-name="white_20_to_20_even_20_lighter_20_peach" draw:gradient-step-count="0"/>
      <style:paragraph-properties fo:margin-left="0.771cm" fo:margin-right="0cm" fo:text-indent="-0.6cm" style:auto-text-indent="false" style:page-number="auto" fo:background-color="#fff0ea" fo:padding="0cm" fo:border="none" style:shadow="none" style:join-border="false"/>
      <style:text-properties officeooo:paragraph-rsid="00c1c209"/>
    </style:style>
    <style:style style:name="P33" style:family="paragraph" style:parent-style-name="Standard" style:master-page-name="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line-height="100%" fo:text-align="start" style:justify-single-word="false" fo:orphans="2" fo:widows="2" fo:text-indent="0cm" style:auto-text-indent="false" style:page-number="auto" fo:background-color="#d4e2f0" style:writing-mode="lr-tb"/>
      <style:text-properties officeooo:paragraph-rsid="0098787b"/>
    </style:style>
    <style:style style:name="P34" style:family="paragraph" style:parent-style-name="Standard" style:list-style-name="WWNum1" style:master-page-name="">
      <loext:graphic-properties draw:fill="gradient" draw:fill-gradient-name="white_20_to_20_really_20_light_20_blue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style:page-number="auto" fo:background-color="#f3f8fe" fo:padding="0cm" fo:border="none" style:shadow="none" style:writing-mode="lr-tb" style:join-border="false">
        <style:tab-stops/>
      </style:paragraph-properties>
    </style:style>
    <style:style style:name="P35" style:family="paragraph" style:parent-style-name="Standard" style:list-style-name="WWNum1">
      <loext:graphic-properties draw:fill="gradient" draw:fill-gradient-name="white_20_to_20_even_20_lighter_20_peach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fo:background-color="#fff0ea" fo:padding="0cm" fo:border="none" style:shadow="none" style:writing-mode="lr-tb" style:join-border="false"/>
      <style:text-properties officeooo:paragraph-rsid="0096ddb4"/>
    </style:style>
    <style:style style:name="P36" style:family="paragraph" style:parent-style-name="Standard">
      <loext:graphic-properties draw:fill="gradient" draw:fill-gradient-name="white_20_to_20_blue_20_gradient" draw:gradient-step-count="0"/>
      <style:paragraph-properties fo:margin-left="0.199cm" fo:margin-right="0cm" fo:margin-top="0.3cm" fo:margin-bottom="0cm" style:contextual-spacing="false" fo:line-height="100%" fo:text-indent="0cm" style:auto-text-indent="false" fo:background-color="#d4e2f0"/>
      <style:text-properties officeooo:paragraph-rsid="0098787b"/>
    </style:style>
    <style:style style:name="P37" style:family="paragraph" style:parent-style-name="Standard" style:list-style-name="WWNum1">
      <loext:graphic-properties draw:fill="gradient" draw:fill-gradient-name="white_20_to_20_really_20_light_20_blue" draw:gradient-step-count="0"/>
      <style:paragraph-properties fo:margin-left="0.771cm" fo:margin-right="0cm" fo:margin-top="0cm" fo:margin-bottom="0cm" style:contextual-spacing="false" fo:text-align="start" style:justify-single-word="false" fo:orphans="2" fo:widows="2" fo:text-indent="-0.6cm" style:auto-text-indent="false" fo:background-color="#f3f8fe" fo:padding="0cm" fo:border="none" style:shadow="none" style:writing-mode="lr-tb" style:join-border="false"/>
      <style:text-properties officeooo:paragraph-rsid="00c36080"/>
    </style:style>
    <style:style style:name="P38" style:family="paragraph" style:parent-style-name="Heading_20_2">
      <loext:graphic-properties draw:fill="none"/>
      <style:paragraph-properties fo:margin-left="0.199cm" fo:margin-right="0cm" fo:margin-top="0.349cm" fo:margin-bottom="0cm" style:contextual-spacing="false" fo:text-align="start" style:justify-single-word="false" fo:orphans="2" fo:widows="2" fo:text-indent="0cm" style:auto-text-indent="false" fo:background-color="transparent" style:writing-mode="lr-tb"/>
      <style:text-properties officeooo:paragraph-rsid="0093dfdf"/>
    </style:style>
    <style:style style:name="P39" style:family="paragraph" style:parent-style-name="Standard" style:master-page-name="">
      <loext:graphic-properties draw:fill="none"/>
      <style:paragraph-properties fo:margin-left="0.199cm" fo:margin-right="0cm" fo:margin-top="0.4cm" fo:margin-bottom="0.101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dbe714"/>
    </style:style>
    <style:style style:name="P40" style:family="paragraph" style:parent-style-name="Standard" style:master-page-name="">
      <loext:graphic-properties draw:fill="none"/>
      <style:paragraph-properties fo:margin-left="0.199cm" fo:margin-right="0cm" fo:margin-top="0.101cm" fo:margin-bottom="0.101cm" style:contextual-spacing="false" fo:line-height="115%" fo:text-align="start" style:justify-single-word="false" fo:orphans="2" fo:widows="2" fo:text-indent="0cm" style:auto-text-indent="false" style:page-number="auto" fo:background-color="transparent" style:writing-mode="lr-tb"/>
      <style:text-properties officeooo:paragraph-rsid="00dbe714"/>
    </style:style>
    <style:style style:name="P41" style:family="paragraph" style:parent-style-name="Standard">
      <loext:graphic-properties draw:fill="none"/>
      <style:paragraph-properties fo:margin-left="0.199cm" fo:margin-right="0cm" fo:margin-top="0.101cm" fo:margin-bottom="0.101cm" style:contextual-spacing="false" fo:line-height="115%" fo:text-align="start" style:justify-single-word="false" fo:orphans="2" fo:widows="2" fo:text-indent="0cm" style:auto-text-indent="false" fo:background-color="transparent" style:writing-mode="lr-tb"/>
      <style:text-properties officeooo:paragraph-rsid="00dbe714"/>
    </style:style>
    <style:style style:name="P42" style:family="paragraph" style:parent-style-name="Heading_20_2">
      <loext:graphic-properties draw:fill="none"/>
      <style:paragraph-properties fo:margin-left="0.199cm" fo:margin-right="0cm" fo:margin-top="0.349cm" fo:margin-bottom="0.101cm" style:contextual-spacing="false" fo:text-align="start" style:justify-single-word="false" fo:orphans="2" fo:widows="2" fo:text-indent="0cm" style:auto-text-indent="false" fo:background-color="transparent" style:writing-mode="lr-tb"/>
      <style:text-properties officeooo:paragraph-rsid="010b1e32"/>
    </style:style>
    <style:style style:name="P43" style:family="paragraph" style:parent-style-name="Standard" style:master-page-name="">
      <loext:graphic-properties draw:fill="none"/>
      <style:paragraph-properties fo:margin-left="0.199cm" fo:margin-right="0cm" fo:margin-top="0.4cm" fo:margin-bottom="0cm" style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style:font-name="Calibri1" fo:font-size="11pt" fo:font-weight="bold" officeooo:paragraph-rsid="003ce056" style:font-size-asian="11pt" style:font-weight-asian="bold" style:font-name-complex="Calibri2" style:font-size-complex="11pt" style:font-weight-complex="bold"/>
    </style:style>
    <style:style style:name="P44" style:family="paragraph" style:parent-style-name="Standard" style:master-page-name="">
      <loext:graphic-properties draw:fill="none"/>
      <style:paragraph-properties fo:margin-left="0.199cm" fo:margin-right="0.199cm" fo:margin-top="0.3cm" fo:margin-bottom="0.3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fo:font-size="11pt" fo:font-style="normal" officeooo:paragraph-rsid="00c53c3a" style:font-size-asian="11pt" style:font-style-asian="normal" style:font-size-complex="11pt" style:font-style-complex="normal"/>
    </style:style>
    <style:style style:name="P45" style:family="paragraph" style:parent-style-name="Standard">
      <loext:graphic-properties draw:fill="none"/>
      <style:paragraph-properties fo:margin-left="0.199cm" fo:margin-right="0.199cm" fo:margin-top="0cm" fo:margin-bottom="0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size="11pt" fo:font-style="normal" officeooo:paragraph-rsid="00e753bf" style:font-size-asian="11pt" style:font-style-asian="normal" style:font-size-complex="11pt" style:font-style-complex="normal"/>
    </style:style>
    <style:style style:name="P46" style:family="paragraph" style:parent-style-name="Standard">
      <loext:graphic-properties draw:fill="none"/>
      <style:paragraph-properties fo:margin-left="0.199cm" fo:margin-right="0.199cm" fo:margin-top="0.402cm" fo:margin-bottom="0.402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size="11pt" fo:font-style="normal" officeooo:paragraph-rsid="00e753bf" style:font-size-asian="11pt" style:font-style-asian="normal" style:font-size-complex="11pt" style:font-style-complex="normal"/>
    </style:style>
    <style:style style:name="T1" style:family="text">
      <style:text-properties style:font-name="Calibri1" fo:font-size="11pt" style:font-size-asian="11pt" style:font-name-complex="Calibri2" style:font-size-complex="11pt"/>
    </style:style>
    <style:style style:name="T2" style:family="text">
      <style:text-properties officeooo:rsid="0043939f"/>
    </style:style>
    <style:style style:name="T3" style:family="text">
      <style:text-properties style:text-underline-style="none" fo:font-weight="normal" officeooo:rsid="0043939f" fo:background-color="#eee97e" loext:char-shading-value="0" style:font-weight-asian="normal" style:font-weight-complex="normal"/>
    </style:style>
    <style:style style:name="T4" style:family="text">
      <style:text-properties officeooo:rsid="011177a2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style:style style:name="T6" style:family="text">
      <style:text-properties style:font-name="Calibri1" fo:font-size="11pt" fo:font-weight="normal" style:font-size-asian="11pt" style:font-weight-asian="normal" style:font-size-complex="11pt" style:font-weight-complex="normal"/>
    </style:style>
    <style:style style:name="T7" style:family="text">
      <style:text-properties style:font-name="Calibri1" fo:font-size="11pt" fo:font-weight="normal" officeooo:rsid="010d07bf" style:font-size-asian="11pt" style:font-weight-asian="normal" style:font-size-complex="11pt" style:font-weight-complex="normal"/>
    </style:style>
    <style:style style:name="T8" style:family="text">
      <style:text-properties style:font-name="Calibri1" fo:font-size="11pt" fo:font-weight="normal" officeooo:rsid="01153d5d" style:font-size-asian="11pt" style:font-weight-asian="normal" style:font-size-complex="11pt" style:font-weight-complex="normal"/>
    </style:style>
    <style:style style:name="T9" style:family="text">
      <style:text-properties officeooo:rsid="00811482" fo:background-color="transparent" loext:char-shading-value="0"/>
    </style:style>
    <style:style style:name="T10" style:family="text">
      <style:text-properties officeooo:rsid="00ad842e" fo:background-color="transparent" loext:char-shading-value="0"/>
    </style:style>
    <style:style style:name="T11" style:family="text">
      <style:text-properties officeooo:rsid="0088299b" fo:background-color="transparent" loext:char-shading-value="0"/>
    </style:style>
    <style:style style:name="T12" style:family="text">
      <style:text-properties officeooo:rsid="00896972" fo:background-color="transparent" loext:char-shading-value="0"/>
    </style:style>
    <style:style style:name="T13" style:family="text">
      <style:text-properties officeooo:rsid="00400a82"/>
    </style:style>
    <style:style style:name="T14" style:family="text">
      <style:text-properties officeooo:rsid="00f33cc4"/>
    </style:style>
    <style:style style:name="T15" style:family="text">
      <style:text-properties style:font-name="Calibri1" fo:font-size="11pt" fo:font-weight="bold" style:font-size-asian="11pt" style:font-weight-asian="bold" style:font-name-complex="Calibri2" style:font-size-complex="11pt"/>
    </style:style>
    <style:style style:name="T16" style:family="text">
      <style:text-properties style:font-name="Calibri1" fo:font-size="11pt" fo:font-weight="bold" officeooo:rsid="001366e7" style:font-size-asian="11pt" style:font-weight-asian="bold" style:font-name-complex="Calibri2" style:font-size-complex="11pt"/>
    </style:style>
    <style:style style:name="T17" style:family="text">
      <style:text-properties style:font-name="Calibri1" fo:font-size="11pt" fo:font-weight="bold" officeooo:rsid="00506283" style:font-size-asian="11pt" style:font-weight-asian="bold" style:font-name-complex="Calibri2" style:font-size-complex="11pt"/>
    </style:style>
    <style:style style:name="T18" style:family="text">
      <style:text-properties style:font-name="Calibri1" fo:font-size="11pt" fo:font-weight="bold" officeooo:rsid="008a6fdd" style:font-size-asian="11pt" style:font-weight-asian="bold" style:font-name-complex="Calibri2" style:font-size-complex="11pt"/>
    </style:style>
    <style:style style:name="T19" style:family="text">
      <style:text-properties style:font-name="Calibri1" fo:font-size="11pt" fo:font-weight="bold" officeooo:rsid="002c21ef" style:font-size-asian="11pt" style:font-weight-asian="bold" style:font-name-complex="Calibri2" style:font-size-complex="11pt"/>
    </style:style>
    <style:style style:name="T20" style:family="text">
      <style:text-properties style:font-name="Calibri1" fo:font-size="11pt" fo:font-weight="bold" officeooo:rsid="009767ad" style:font-size-asian="11pt" style:font-weight-asian="bold" style:font-name-complex="Calibri2" style:font-size-complex="11pt"/>
    </style:style>
    <style:style style:name="T21" style:family="text">
      <style:text-properties fo:color="#d8643a" loext:opacity="100%" style:font-name="Calibri1" fo:font-size="11pt" fo:font-weight="bold" officeooo:rsid="0096c129" fo:background-color="transparent" loext:char-shading-value="0" style:font-size-asian="11pt" style:font-weight-asian="bold" style:font-name-complex="Calibri2" style:font-size-complex="11pt" style:font-weight-complex="bold"/>
    </style:style>
    <style:style style:name="T22" style:family="text">
      <style:text-properties style:font-name="Calibri1" officeooo:rsid="00940f58" fo:background-color="transparent" loext:char-shading-value="0" style:font-name-complex="Calibri2"/>
    </style:style>
    <style:style style:name="T23" style:family="text">
      <style:text-properties style:font-name="Calibri1" fo:background-color="transparent" loext:char-shading-value="0" style:font-name-complex="Calibri2"/>
    </style:style>
    <style:style style:name="T24" style:family="text">
      <style:text-properties style:font-name="Calibri1" officeooo:rsid="005ab2ed" fo:background-color="transparent" loext:char-shading-value="0" style:font-name-complex="Calibri2"/>
    </style:style>
    <style:style style:name="T25" style:family="text">
      <style:text-properties style:font-name="Calibri1" officeooo:rsid="001aa24e" fo:background-color="transparent" loext:char-shading-value="0" style:font-name-complex="Calibri2"/>
    </style:style>
    <style:style style:name="T26" style:family="text">
      <style:text-properties style:font-name="Calibri1" officeooo:rsid="005af4d8" fo:background-color="transparent" loext:char-shading-value="0" style:font-name-complex="Calibri2"/>
    </style:style>
    <style:style style:name="T27" style:family="text">
      <style:text-properties style:font-name="Calibri1" officeooo:rsid="005bf07b" fo:background-color="transparent" loext:char-shading-value="0" style:font-name-complex="Calibri2"/>
    </style:style>
    <style:style style:name="T28" style:family="text">
      <style:text-properties style:font-name="Calibri1" fo:font-size="11pt" officeooo:rsid="00940f58" fo:background-color="transparent" loext:char-shading-value="0" style:font-size-asian="11pt" style:font-name-complex="Calibri2" style:font-size-complex="11pt"/>
    </style:style>
    <style:style style:name="T29" style:family="text">
      <style:text-properties style:font-name="Calibri1" fo:font-size="11pt" officeooo:rsid="001ce79d" fo:background-color="transparent" loext:char-shading-value="0" style:font-size-asian="11pt" style:font-name-complex="Calibri2" style:font-size-complex="11pt"/>
    </style:style>
    <style:style style:name="T30" style:family="text">
      <style:text-properties style:font-name="Calibri1" fo:font-size="11pt" officeooo:rsid="005ab2ed" fo:background-color="transparent" loext:char-shading-value="0" style:font-size-asian="11pt" style:font-name-complex="Calibri2" style:font-size-complex="11pt"/>
    </style:style>
    <style:style style:name="T31" style:family="text">
      <style:text-properties style:font-name="Calibri1" fo:font-size="11pt" officeooo:rsid="009d3b48" fo:background-color="transparent" loext:char-shading-value="0" style:font-size-asian="11pt" style:font-name-complex="Calibri2" style:font-size-complex="11pt"/>
    </style:style>
    <style:style style:name="T32" style:family="text">
      <style:text-properties style:font-name="Calibri1" fo:font-size="11pt" officeooo:rsid="005bf07b" fo:background-color="transparent" loext:char-shading-value="0" style:font-size-asian="11pt" style:font-name-complex="Calibri2" style:font-size-complex="11pt"/>
    </style:style>
    <style:style style:name="T33" style:family="text">
      <style:text-properties style:font-name="Calibri1" fo:font-size="11pt" officeooo:rsid="007a9380" fo:background-color="transparent" loext:char-shading-value="0" style:font-size-asian="11pt" style:font-name-complex="Calibri2" style:font-size-complex="11pt"/>
    </style:style>
    <style:style style:name="T34" style:family="text">
      <style:text-properties style:font-name="Calibri1" fo:font-size="11pt" officeooo:rsid="005310b8" fo:background-color="transparent" loext:char-shading-value="0" style:font-size-asian="11pt" style:font-name-complex="Calibri2" style:font-size-complex="11pt"/>
    </style:style>
    <style:style style:name="T35" style:family="text">
      <style:text-properties style:font-name="Calibri1" fo:font-size="11pt" officeooo:rsid="005dac39" fo:background-color="transparent" loext:char-shading-value="0" style:font-size-asian="11pt" style:font-name-complex="Calibri2" style:font-size-complex="11pt"/>
    </style:style>
    <style:style style:name="T36" style:family="text">
      <style:text-properties style:font-name="Calibri1" officeooo:rsid="006defbb" fo:background-color="transparent" loext:char-shading-value="0" style:font-name-complex="Calibri2"/>
    </style:style>
    <style:style style:name="T37" style:family="text">
      <style:text-properties style:font-name="Calibri1" officeooo:rsid="005dac39" fo:background-color="transparent" loext:char-shading-value="0" style:font-name-complex="Calibri2"/>
    </style:style>
    <style:style style:name="T38" style:family="text">
      <style:text-properties style:font-name="Calibri1" fo:font-size="11pt" officeooo:rsid="005af4d8" fo:background-color="transparent" loext:char-shading-value="0" style:font-size-asian="11pt" style:font-name-complex="Calibri2" style:font-size-complex="11pt"/>
    </style:style>
    <style:style style:name="T39" style:family="text">
      <style:text-properties style:font-name="Calibri1" fo:font-size="11pt" officeooo:rsid="007cb206" fo:background-color="transparent" loext:char-shading-value="0" style:font-size-asian="11pt" style:font-name-complex="Calibri2" style:font-size-complex="11pt"/>
    </style:style>
    <style:style style:name="T40" style:family="text">
      <style:text-properties style:font-name="Calibri1" fo:font-size="11pt" fo:background-color="transparent" loext:char-shading-value="0" style:font-size-asian="11pt" style:font-name-complex="Calibri2" style:font-size-complex="11pt"/>
    </style:style>
    <style:style style:name="T41" style:family="text">
      <style:text-properties style:font-name="Calibri1" fo:font-size="11pt" fo:font-weight="bold" officeooo:rsid="0096c129" fo:background-color="transparent" loext:char-shading-value="0" style:font-size-asian="11pt" style:font-weight-asian="bold" style:font-name-complex="Calibri2" style:font-size-complex="11pt"/>
    </style:style>
    <style:style style:name="T42" style:family="text">
      <style:text-properties style:font-name="Calibri1" fo:font-size="11pt" fo:font-weight="bold" officeooo:rsid="001366e7" fo:background-color="transparent" loext:char-shading-value="0" style:font-size-asian="11pt" style:font-weight-asian="bold" style:font-name-complex="Calibri2" style:font-size-complex="11pt"/>
    </style:style>
    <style:style style:name="T43" style:family="text">
      <style:text-properties style:font-name="Calibri1" fo:font-size="11pt" fo:font-weight="bold" officeooo:rsid="00a1b1f0" fo:background-color="transparent" loext:char-shading-value="0" style:font-size-asian="11pt" style:font-weight-asian="bold" style:font-name-complex="Calibri2" style:font-size-complex="11pt"/>
    </style:style>
    <style:style style:name="T44" style:family="text">
      <style:text-properties style:font-name="Calibri1" fo:font-size="11pt" fo:font-weight="bold" officeooo:rsid="009d5b10" fo:background-color="transparent" loext:char-shading-value="0" style:font-size-asian="11pt" style:font-weight-asian="bold" style:font-name-complex="Calibri2" style:font-size-complex="11pt"/>
    </style:style>
    <style:style style:name="T45" style:family="text">
      <style:text-properties style:font-name="Calibri1" officeooo:rsid="00940f58" style:font-name-complex="Calibri2"/>
    </style:style>
    <style:style style:name="T46" style:family="text">
      <style:text-properties style:font-name="Calibri1" style:font-name-complex="Calibri2"/>
    </style:style>
    <style:style style:name="T47" style:family="text">
      <style:text-properties style:font-name="Calibri1" officeooo:rsid="001aa24e" style:font-name-complex="Calibri2"/>
    </style:style>
    <style:style style:name="T48" style:family="text">
      <style:text-properties style:font-name="Calibri1" officeooo:rsid="005310b8" style:font-name-complex="Calibri2"/>
    </style:style>
    <style:style style:name="T49" style:family="text">
      <style:text-properties style:font-name="Calibri1" officeooo:rsid="005bf07b" style:font-name-complex="Calibri2"/>
    </style:style>
    <style:style style:name="T50" style:family="text">
      <style:text-properties style:font-name="Calibri1" officeooo:rsid="007cb206" style:font-name-complex="Calibri2"/>
    </style:style>
    <style:style style:name="T51" style:family="text">
      <style:text-properties style:font-name="Calibri1" style:text-underline-style="none" officeooo:rsid="00a7140f" fo:background-color="#eee97e" loext:char-shading-value="0" style:font-name-complex="Calibri2" style:text-overline-style="none" style:text-overline-color="font-color"/>
    </style:style>
    <style:style style:name="T52" style:family="text">
      <style:text-properties style:font-name="Calibri1" style:text-underline-style="none" officeooo:rsid="007cb206" fo:background-color="#eee97e" loext:char-shading-value="0" style:font-name-complex="Calibri2" style:text-overline-style="none" style:text-overline-color="font-color"/>
    </style:style>
    <style:style style:name="T53" style:family="text">
      <style:text-properties style:font-name="Calibri1" fo:font-weight="bold" officeooo:rsid="007cb206" style:font-weight-asian="bold" style:font-name-complex="Calibri2" style:font-weight-complex="bold"/>
    </style:style>
    <style:style style:name="T54" style:family="text">
      <style:text-properties style:font-name="Calibri1" fo:font-weight="bold" officeooo:rsid="00940f58" fo:background-color="transparent" loext:char-shading-value="0" style:font-weight-asian="bold" style:font-name-complex="Calibri2" style:font-weight-complex="bold"/>
    </style:style>
    <style:style style:name="T55" style:family="text">
      <style:text-properties style:font-name="Calibri1" officeooo:rsid="0059ad0b" style:font-name-complex="Calibri2"/>
    </style:style>
    <style:style style:name="T56" style:family="text">
      <style:text-properties style:font-name="Calibri1" fo:font-size="11pt" fo:font-weight="bold" fo:background-color="transparent" loext:char-shading-value="0" style:font-size-asian="11pt" style:font-weight-asian="bold" style:font-name-complex="Calibri2" style:font-size-complex="11pt"/>
    </style:style>
    <style:style style:name="T57" style:family="text">
      <style:text-properties style:font-name="Calibri1" fo:font-size="11pt" fo:font-weight="bold" officeooo:rsid="0096ddb4" fo:background-color="transparent" loext:char-shading-value="0" style:font-size-asian="11pt" style:font-weight-asian="bold" style:font-name-complex="Calibri2" style:font-size-complex="11pt"/>
    </style:style>
    <style:style style:name="T58" style:family="text">
      <style:text-properties style:font-name="Calibri1" fo:font-size="11pt" fo:font-weight="bold" officeooo:rsid="00d2c2e7" fo:background-color="transparent" loext:char-shading-value="0" style:font-size-asian="11pt" style:font-weight-asian="bold" style:font-name-complex="Calibri2" style:font-size-complex="11pt"/>
    </style:style>
    <style:style style:name="T59" style:family="text">
      <style:text-properties fo:color="#d8643a" loext:opacity="100%" style:font-name="Calibri1" fo:font-size="11pt" fo:font-style="normal" fo:font-weight="bold" officeooo:rsid="0096c129" fo:background-color="transparent" loext:char-shading-value="0" style:font-size-asian="11pt" style:font-style-asian="normal" style:font-weight-asian="bold" style:font-name-complex="Calibri2" style:font-size-complex="11pt" style:font-style-complex="normal" style:font-weight-complex="bold"/>
    </style:style>
    <style:style style:name="T60" style:family="text">
      <style:text-properties fo:font-size="11pt" fo:font-style="normal" officeooo:rsid="0096ddb4" style:font-size-asian="11pt" style:font-style-asian="normal" style:font-size-complex="11pt" style:font-style-complex="normal"/>
    </style:style>
    <style:style style:name="T61" style:family="text">
      <style:text-properties style:font-name="Calibri1" fo:font-size="11pt" fo:font-weight="bold" officeooo:rsid="003e350f" style:font-size-asian="11pt" style:font-weight-asian="bold" style:font-name-complex="Calibri2" style:font-size-complex="11pt"/>
    </style:style>
    <style:style style:name="T62" style:family="text">
      <style:text-properties style:font-name="Calibri1" fo:font-size="11pt" officeooo:rsid="00940f58" style:font-size-asian="11pt" style:font-name-complex="Calibri2" style:font-size-complex="11pt"/>
    </style:style>
    <style:style style:name="T63" style:family="text">
      <style:text-properties style:font-name="Calibri1" fo:font-size="11pt" officeooo:rsid="005bf07b" style:font-size-asian="11pt" style:font-name-complex="Calibri2" style:font-size-complex="11pt"/>
    </style:style>
    <style:style style:name="T64" style:family="text">
      <style:text-properties style:font-name="Calibri1" fo:font-size="11pt" fo:font-weight="bold" style:font-size-asian="11pt" style:font-weight-asian="bold" style:font-name-complex="Calibri2" style:font-size-complex="11pt" style:font-weight-complex="bold"/>
    </style:style>
    <style:style style:name="T65" style:family="text">
      <style:text-properties style:font-name="Calibri1" fo:font-size="11pt" fo:font-weight="bold" officeooo:rsid="00a751c5" style:font-size-asian="11pt" style:font-weight-asian="bold" style:font-name-complex="Calibri2" style:font-size-complex="11pt" style:font-weight-complex="bold"/>
    </style:style>
    <style:style style:name="T66" style:family="text">
      <style:text-properties style:font-name="Calibri1" fo:font-size="11pt" fo:font-weight="bold" officeooo:rsid="00940f58" fo:background-color="transparent" loext:char-shading-value="0" style:font-size-asian="11pt" style:font-weight-asian="bold" style:font-name-complex="Calibri2" style:font-size-complex="11pt" style:font-weight-complex="bold"/>
    </style:style>
    <style:style style:name="T67" style:family="text">
      <style:text-properties style:font-name="Calibri1" fo:font-size="11pt" fo:font-weight="bold" officeooo:rsid="00940f58" style:font-size-asian="11pt" style:font-weight-asian="bold" style:font-name-complex="Calibri2" style:font-size-complex="11pt" style:font-weight-complex="bold"/>
    </style:style>
    <style:style style:name="T68" style:family="text">
      <style:text-properties style:font-name="Calibri1" fo:font-size="11pt" officeooo:rsid="001b7c95" style:font-size-asian="11pt" style:font-name-complex="Calibri2" style:font-size-complex="11pt"/>
    </style:style>
    <style:style style:name="T69" style:family="text">
      <style:text-properties officeooo:rsid="00940f58"/>
    </style:style>
    <style:style style:name="T70" style:family="text">
      <style:text-properties officeooo:rsid="005bf07b"/>
    </style:style>
    <style:style style:name="T71" style:family="text">
      <style:text-properties officeooo:rsid="0081de27"/>
    </style:style>
    <style:style style:name="T72" style:family="text">
      <style:text-properties style:font-name="Calibri1" fo:font-size="11pt" fo:font-weight="bold" officeooo:rsid="0096ddb4" style:font-size-asian="11pt" style:font-weight-asian="bold" style:font-name-complex="Calibri2" style:font-size-complex="11pt"/>
    </style:style>
    <style:style style:name="T73" style:family="text">
      <style:text-properties style:font-name="Calibri1" fo:font-size="11pt" fo:font-weight="bold" officeooo:rsid="00a8ec26" fo:background-color="transparent" loext:char-shading-value="0" style:font-size-asian="11pt" style:font-weight-asian="bold" style:font-name-complex="Calibri2" style:font-size-complex="11pt"/>
    </style:style>
    <style:style style:name="T74" style:family="text">
      <style:text-properties fo:font-size="11pt" fo:font-style="italic" officeooo:rsid="0096ddb4" style:font-size-asian="11pt" style:font-style-asian="italic" style:font-size-complex="11pt" style:font-style-complex="italic"/>
    </style:style>
    <style:style style:name="T75" style:family="text">
      <style:text-properties fo:font-size="11pt" officeooo:rsid="0096ddb4" style:font-size-asian="11pt" style:font-size-complex="11pt"/>
    </style:style>
    <style:style style:name="T76" style:family="text">
      <style:text-properties style:font-name="Calibri1" fo:font-size="11pt" fo:font-weight="bold" officeooo:rsid="00c36080" style:font-size-asian="11pt" style:font-weight-asian="bold" style:font-name-complex="Calibri2" style:font-size-complex="11pt"/>
    </style:style>
    <style:style style:name="T77" style:family="text">
      <style:text-properties style:font-name="Calibri1" fo:font-size="11pt" fo:font-weight="bold" officeooo:rsid="00e27de9" style:font-size-asian="11pt" style:font-weight-asian="bold" style:font-name-complex="Calibri2" style:font-size-complex="11pt"/>
    </style:style>
    <style:style style:name="T78" style:family="text">
      <style:text-properties fo:font-size="11pt" fo:font-style="italic" style:font-size-asian="11pt" style:font-style-asian="italic" style:font-size-complex="11pt" style:font-style-complex="italic"/>
    </style:style>
    <style:style style:name="T79" style:family="text">
      <style:text-properties fo:font-size="11pt" style:font-size-asian="11pt" style:font-size-complex="11pt"/>
    </style:style>
    <style:style style:name="T80" style:family="text">
      <style:text-properties fo:font-size="11pt" officeooo:rsid="00c44f0d" style:font-size-asian="11pt" style:font-size-complex="11pt"/>
    </style:style>
    <style:style style:name="T81" style:family="text">
      <style:text-properties fo:color="#2a6099" loext:opacity="100%" style:font-name="Calibri1" fo:font-size="11pt" fo:font-weight="bold" style:font-size-asian="11pt" style:font-weight-asian="bold" style:font-name-complex="Calibri2" style:font-size-complex="11pt"/>
    </style:style>
    <style:style style:name="T82" style:family="text">
      <style:text-properties style:font-name="Calibri1" fo:font-size="11pt" fo:font-weight="normal" style:font-size-asian="11pt" style:font-weight-asian="normal" style:font-name-complex="Calibri2" style:font-size-complex="11pt" style:font-weight-complex="normal"/>
    </style:style>
    <style:style style:name="T83" style:family="text">
      <style:text-properties style:font-name="Calibri1" fo:font-size="11pt" officeooo:rsid="00e04078" style:font-size-asian="11pt" style:font-name-complex="Calibri2" style:font-size-complex="11pt"/>
    </style:style>
    <style:style style:name="T84" style:family="text">
      <style:text-properties style:font-name="Calibri1" fo:font-size="11pt" officeooo:rsid="003c2c68" style:font-size-asian="11pt" style:font-name-complex="Calibri2" style:font-size-complex="11pt"/>
    </style:style>
    <style:style style:name="T85" style:family="text">
      <style:text-properties officeooo:rsid="00c53c3a"/>
    </style:style>
    <style:style style:name="T86" style:family="text">
      <style:text-properties officeooo:rsid="00c610d8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Noto Sans Symbols'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○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□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►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→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style:style style:name="gr1" style:family="graphic">
      <style:graphic-properties draw:stroke="none" draw:fill="none" draw:fill-color="#b2b2b2" draw:opacity="50%" draw:textarea-horizontal-align="justify" draw:textarea-vertical-align="middle" draw:auto-grow-height="false" fo:min-height="2.14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fill="solid" draw:fill-color="#dddddd" draw:opacity="50%" draw:textarea-horizontal-align="justify" draw:textarea-vertical-align="middle" draw:auto-grow-height="false" fo:min-height="0.859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color="#3465a4" draw:fill-color="#dddddd" draw:opacity="50%" draw:textarea-horizontal-align="justify" draw:textarea-vertical-align="middle" draw:auto-grow-height="false" fo:min-height="0.841cm" fo:min-width="15.926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color="#3465a4" draw:fill-color="#dddddd" draw:opacity="50%" draw:textarea-horizontal-align="justify" draw:textarea-vertical-align="middle" draw:auto-grow-height="false" fo:min-height="0.84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-color="#d8643a" draw:textarea-horizontal-align="justify" draw:textarea-vertical-align="middle" draw:auto-grow-height="false" fo:min-height="0.266cm" fo:min-width="0.266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cm" draw:marker-start-width="0.353cm" draw:marker-end-width="0.353cm" draw:fill-color="#d8643a" draw:textarea-horizontal-align="justify" draw:textarea-vertical-align="middle" draw:auto-grow-height="false" fo:min-height="0.256cm" fo:min-width="0.256cm" fo:padding-top="0cm" fo:padding-bottom="0cm" fo:padding-left="0cm" fo:padding-right="0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-color="#d8d8d8" draw:textarea-horizontal-align="justify" draw:textarea-vertical-align="middle" draw:auto-grow-height="false" fo:min-height="0.266cm" fo:min-width="0.266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color="#3465a4" draw:fill-color="#d8d8d8" draw:textarea-horizontal-align="justify" draw:textarea-vertical-align="middle" draw:auto-grow-height="false" fo:min-height="0.266cm" fo:min-width="0.266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draw:fill-color="#dddddd" draw:opacity="50%" draw:textarea-horizontal-align="justify" draw:textarea-vertical-align="middle" draw:auto-grow-height="false" fo:min-height="0.84cm" fo:min-width="15.924cm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draw:custom-shape text:anchor-type="paragraph" draw:z-index="4" draw:name="Header box" draw:style-name="gr1" draw:text-style-name="P2" svg:width="15.925cm" svg:height="2.14cm" svg:x="0cm" svg:y="-0.012cm"><text:p/><draw:enhanced-geometry svg:viewBox="0 0 21600 21600" draw:mirror-horizontal="false" draw:mirror-vertical="false" draw:type="rectangle" draw:enhanced-path="M 0 0 L 21600 0 21600 21600 0 21600 0 0 Z N"/></draw:custom-shape>Name<text:tab/><text:tab/>Peter Smith<text:line-break/><text:span text:style-name="T2">Email<text:tab/><text:tab/></text:span><text:a xlink:type="simple" xlink:href="mailto:peter@cruelandunusual.be" text:style-name="Internet_20_link" text:visited-style-name="Visited_20_Internet_20_Link"><text:span text:style-name="T3">peter@cruelandunusual.be</text:span></text:a><text:span text:style-name="T2"><text:line-break/></text:span><text:span text:style-name="T4">Adress <text:tab/></text:span><text:tab/><text:span text:style-name="T4">16 Queen’s Park Court<text:line-break/><text:tab/><text:tab/></text:span>Edinburgh<text:line-break/><text:tab/><text:tab/><text:span text:style-name="T4">EH8 7DY</text:span></text:p>
      <text:h text:style-name="P3" text:outline-level="2"><draw:custom-shape text:anchor-type="paragraph" draw:z-index="3" draw:name="Candidate Profile box" draw:style-name="gr2" draw:text-style-name="P4" svg:width="15.925cm" svg:height="0.86cm" svg:x="-0.002cm" svg:y="0.183cm"><text:p/><draw:enhanced-geometry svg:viewBox="0 0 21600 21600" draw:mirror-horizontal="false" draw:mirror-vertical="false" draw:type="rectangle" draw:enhanced-path="M 0 0 L 21600 0 21600 21600 0 21600 0 0 Z N"/></draw:custom-shape>CANDIDATE PROFILE</text:h>
      <text:list text:style-name="L1">
        <text:list-item>
          <text:p text:style-name="P5"><text:span text:style-name="Strong_20_Emphasis"><text:span text:style-name="T5">I am a skilled and creative editor with over 20 years experience of collaborative working in a production environment. I have cut dramas, interview-led corporate case studies, long-form documentaries, short social media clips, animations, audio-only podcasts, and lots more</text:span></text:span></text:p>
        </text:list-item>
        <text:list-item>
          <text:p text:style-name="P6"><text:span text:style-name="Strong_20_Emphasis"><text:span text:style-name="T6">I also have years of experience of directing, producing, camera operating and location sound recording</text:span></text:span></text:p>
        </text:list-item>
        <text:list-item>
          <text:p text:style-name="P7"><text:span text:style-name="Strong_20_Emphasis"><text:span text:style-name="T7">I</text:span></text:span><text:span text:style-name="Strong_20_Emphasis"><text:span text:style-name="T6"> am used to working in a fast-paced environment to challenging deadlines</text:span></text:span></text:p>
        </text:list-item>
        <text:list-item>
          <text:p text:style-name="P7"><text:span text:style-name="Strong_20_Emphasis"><text:span text:style-name="T6">I have vast experience of all aspects of the post-production pipeline: from ingesting and logging footage, to editing, colour correction and sound mastering, and archiving and retrieving projects to and from long-term storage</text:span></text:span></text:p>
        </text:list-item>
        <text:list-item>
          <text:p text:style-name="P7"><text:span text:style-name="Strong_20_Emphasis"><text:span text:style-name="T6">I have strong technical skills, with wide experience of all major video and audio formats. I am comfortable with all operating systems and have experience of batch scripting and automation of tasks, </text:span></text:span><text:span text:style-name="Strong_20_Emphasis"><text:span text:style-name="T8">in both Windows and Unix environments</text:span></text:span></text:p>
        </text:list-item>
        <text:list-item>
          <text:p text:style-name="P7"><text:span text:style-name="Strong_20_Emphasis"><text:span text:style-name="T6">I value working in a supportive and positive environment, and constantly strive to achieve the best results possible in my work. I am a fast learner, have excellent communication skills, and am strongly motivated to continue learning and growing in my career</text:span></text:span></text:p>
        </text:list-item>
      </text:list>
      <text:h text:style-name="P8" text:outline-level="2"><draw:custom-shape text:anchor-type="paragraph" draw:z-index="1" draw:name="Key Skills box" draw:style-name="gr3" draw:text-style-name="P9" svg:width="15.927cm" svg:height="0.842cm" svg:x="0cm" svg:y="0.217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" draw:name="Technical Skills box" draw:style-name="gr4" draw:text-style-name="P10" svg:width="15.925cm" svg:height="0.84cm" svg:x="0cm" svg:y="3.293cm"><text:p/><draw:enhanced-geometry svg:viewBox="0 0 21600 21600" draw:mirror-horizontal="false" draw:mirror-vertical="false" draw:type="rectangle" draw:enhanced-path="M 0 0 L 21600 0 21600 21600 0 21600 0 0 Z N"/></draw:custom-shape>KEY SKILLS</text:h>
      <text:list text:style-name="WWNum1">
        <text:list-item>
          <text:p text:style-name="P11"><text:span text:style-name="T9">Proven track record in working in demanding environment</text:span><text:span text:style-name="T10">s</text:span></text:p>
        </text:list-item>
        <text:list-item>
          <text:p text:style-name="P12">Proven team player with strong communication skills</text:p>
        </text:list-item>
        <text:list-item>
          <text:p text:style-name="P12"><text:span text:style-name="T9">Strong technical skills </text:span><text:span text:style-name="T11">and ability to adapt to new env</text:span><text:span text:style-name="T12">ironments</text:span><text:span text:style-name="T11">, absorb and learn new skills</text:span></text:p>
        </text:list-item>
        <text:list-item>
          <text:p text:style-name="P12"><text:span text:style-name="T9">Meticulous attention to detail, </text:span><text:span text:style-name="T11">delivering outcomes to the highest standard possible</text:span></text:p>
        </text:list-item>
      </text:list>
      <text:h text:style-name="P13" text:outline-level="2"><text:span text:style-name="T13">T</text:span><text:span text:style-name="T14">ECHNICAL SKILLS</text:span></text:h>
      <text:list text:continue-numbering="true" text:style-name="WWNum1">
        <text:list-item>
          <text:p text:style-name="P14"><draw:custom-shape text:anchor-type="paragraph" draw:z-index="7" draw:name="Premiere Pro 1" draw:style-name="gr5" draw:text-style-name="P15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name="Premiere Pro 2" draw:style-name="gr5" draw:text-style-name="P15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name="Premiere Pro 3" draw:style-name="gr5" draw:text-style-name="P15" svg:width="0.376cm" svg:height="0.376cm" svg:x="6.6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name="Premiere Pro 4" draw:style-name="gr5" draw:text-style-name="P15" svg:width="0.376cm" svg:height="0.376cm" svg:x="7.161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Premiere Pro 5" draw:style-name="gr5" draw:text-style-name="P15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Premiere Pro 6" draw:style-name="gr5" draw:text-style-name="P15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Premiere Pro 7" draw:style-name="gr5" draw:text-style-name="P15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Premiere Pro 8" draw:style-name="gr5" draw:text-style-name="P15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Premiere Pro 9" draw:style-name="gr5" draw:text-style-name="P15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Premiere Pro 10" draw:style-name="gr5" draw:text-style-name="P15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Premiere Pro</text:p>
        </text:list-item>
        <text:list-item>
          <text:p text:style-name="P16"><draw:custom-shape text:anchor-type="paragraph" draw:z-index="17" draw:name="Final Cut 1" draw:style-name="gr5" draw:text-style-name="P15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Final Cut 2" draw:style-name="gr5" draw:text-style-name="P15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Final Cut 3" draw:style-name="gr5" draw:text-style-name="P15" svg:width="0.376cm" svg:height="0.376cm" svg:x="6.6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0" draw:name="Final Cut 4" draw:style-name="gr6" draw:text-style-name="P15" svg:width="0.376cm" svg:height="0.376cm" svg:x="7.161cm" svg:y="0.078cm"><text:p text:style-name="P17"/><text:p text:style-name="P17"/><text:p text:style-name="P17"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Final Cut 5" draw:style-name="gr5" draw:text-style-name="P15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2" draw:name="Final Cut 6" draw:style-name="gr5" draw:text-style-name="P15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Final Cut 7" draw:style-name="gr5" draw:text-style-name="P15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Final Cut 8" draw:style-name="gr5" draw:text-style-name="P15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Final Cut 9" draw:style-name="gr5" draw:text-style-name="P15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name="Final Cut 10" draw:style-name="gr5" draw:text-style-name="P15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Final Cut Pro</text:p>
        </text:list-item>
        <text:list-item>
          <text:p text:style-name="P16"><draw:custom-shape text:anchor-type="paragraph" draw:z-index="27" draw:name="After Effects 1" draw:style-name="gr5" draw:text-style-name="P15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After Effects 2" draw:style-name="gr5" draw:text-style-name="P15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9" draw:name="After Effects 3" draw:style-name="gr5" draw:text-style-name="P15" svg:width="0.376cm" svg:height="0.376cm" svg:x="6.63cm" svg:y="0.078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0" draw:name="After Effects 4" draw:style-name="gr5" draw:text-style-name="P15" svg:width="0.376cm" svg:height="0.376cm" svg:x="7.161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After Effects 5" draw:style-name="gr5" draw:text-style-name="P15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After Effects 6" draw:style-name="gr5" draw:text-style-name="P15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name="After Effects 7" draw:style-name="gr5" draw:text-style-name="P15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name="After Effects 8" draw:style-name="gr5" draw:text-style-name="P15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5" draw:name="After Effects 9" draw:style-name="gr7" draw:text-style-name="P18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6" draw:name="After Effects 10" draw:style-name="gr7" draw:text-style-name="P18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After Effects</text:p>
        </text:list-item>
        <text:list-item>
          <text:p text:style-name="P16"><draw:custom-shape text:anchor-type="paragraph" draw:z-index="37" draw:name="DaVinci Resolve 1" draw:style-name="gr5" draw:text-style-name="P15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name="DaVinci Resolve 2" draw:style-name="gr5" draw:text-style-name="P15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name="DaVinci Resolve 3" draw:style-name="gr5" draw:text-style-name="P15" svg:width="0.376cm" svg:height="0.376cm" svg:x="6.6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0" draw:name="DaVinci Resolve 4" draw:style-name="gr5" draw:text-style-name="P15" svg:width="0.376cm" svg:height="0.376cm" svg:x="7.161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name="DaVinci Resolve 5" draw:style-name="gr5" draw:text-style-name="P15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DaVinci Resolve 6" draw:style-name="gr5" draw:text-style-name="P15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3" draw:name="DaVinci Resolve 7" draw:style-name="gr5" draw:text-style-name="P15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4" draw:name="DaVinci Resolve 8" draw:style-name="gr7" draw:text-style-name="P18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5" draw:name="DaVinci Resolve 9" draw:style-name="gr7" draw:text-style-name="P18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6" draw:name="DaVinci Resolve 10" draw:style-name="gr7" draw:text-style-name="P18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DaVinci Resolve</text:p>
        </text:list-item>
        <text:list-item>
          <text:p text:style-name="P16"><draw:custom-shape text:anchor-type="paragraph" draw:z-index="47" draw:name="Avid 1" draw:style-name="gr5" draw:text-style-name="P15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name="Avid 2" draw:style-name="gr5" draw:text-style-name="P15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" draw:name="Avid 3" draw:style-name="gr5" draw:text-style-name="P15" svg:width="0.376cm" svg:height="0.376cm" svg:x="6.6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name="Avid 4" draw:style-name="gr5" draw:text-style-name="P15" svg:width="0.376cm" svg:height="0.376cm" svg:x="7.161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name="Avid 5" draw:style-name="gr5" draw:text-style-name="P15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name="Avid 6" draw:style-name="gr7" draw:text-style-name="P18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name="Avid 7" draw:style-name="gr7" draw:text-style-name="P18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name="Avid 8" draw:style-name="gr7" draw:text-style-name="P18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name="Avid 9" draw:style-name="gr7" draw:text-style-name="P18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name="Avid 10" draw:style-name="gr7" draw:text-style-name="P18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Avid Media Composer</text:p>
        </text:list-item>
        <text:list-item>
          <text:p text:style-name="P16"><draw:custom-shape text:anchor-type="paragraph" draw:z-index="57" draw:name="Audition 1" draw:style-name="gr5" draw:text-style-name="P15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name="Audition 2" draw:style-name="gr5" draw:text-style-name="P15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name="Audition 3" draw:style-name="gr5" draw:text-style-name="P15" svg:width="0.376cm" svg:height="0.376cm" svg:x="6.6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name="Audition 4" draw:style-name="gr5" draw:text-style-name="P15" svg:width="0.376cm" svg:height="0.376cm" svg:x="7.161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1" draw:name="Audition 5" draw:style-name="gr5" draw:text-style-name="P15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name="Audition 6" draw:style-name="gr5" draw:text-style-name="P15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name="Audition 7" draw:style-name="gr5" draw:text-style-name="P15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4" draw:name="Audition 8" draw:style-name="gr5" draw:text-style-name="P15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name="Audition 9" draw:style-name="gr7" draw:text-style-name="P18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name="Audition 10" draw:style-name="gr7" draw:text-style-name="P18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Adobe Audition</text:p>
        </text:list-item>
        <text:list-item>
          <text:p text:style-name="P16"><draw:custom-shape text:anchor-type="paragraph" draw:z-index="67" draw:name="MS Office 1" draw:style-name="gr5" draw:text-style-name="P15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8" draw:name="MS Office 2" draw:style-name="gr5" draw:text-style-name="P15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9" draw:name="MS Office 3" draw:style-name="gr5" draw:text-style-name="P15" svg:width="0.376cm" svg:height="0.376cm" svg:x="6.6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" draw:name="MS Office 4" draw:style-name="gr5" draw:text-style-name="P15" svg:width="0.376cm" svg:height="0.376cm" svg:x="7.161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1" draw:name="MS Office 5" draw:style-name="gr5" draw:text-style-name="P15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" draw:name="MS Office 6" draw:style-name="gr5" draw:text-style-name="P15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" draw:name="MS Office 7" draw:style-name="gr5" draw:text-style-name="P15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" draw:name="MS Office 8" draw:style-name="gr8" draw:text-style-name="P18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name="MS Office 9" draw:style-name="gr7" draw:text-style-name="P18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6" draw:name="MS Office 10" draw:style-name="gr7" draw:text-style-name="P18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Microsoft Office</text:p>
        </text:list-item>
        <text:list-item>
          <text:p text:style-name="P16"><draw:custom-shape text:anchor-type="paragraph" draw:z-index="77" draw:name="Google Workspace 1" draw:style-name="gr5" draw:text-style-name="P15" svg:width="0.376cm" svg:height="0.376cm" svg:x="5.556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" draw:name="Google Workspace 2" draw:style-name="gr5" draw:text-style-name="P15" svg:width="0.376cm" svg:height="0.376cm" svg:x="6.08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9" draw:name="Google Workspace 3" draw:style-name="gr5" draw:text-style-name="P15" svg:width="0.376cm" svg:height="0.376cm" svg:x="6.6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0" draw:name="Google Workspace 4" draw:style-name="gr5" draw:text-style-name="P15" svg:width="0.376cm" svg:height="0.376cm" svg:x="7.161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1" draw:name="Google Workspace 5" draw:style-name="gr5" draw:text-style-name="P15" svg:width="0.376cm" svg:height="0.376cm" svg:x="7.692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" draw:name="Google Workspace 6" draw:style-name="gr5" draw:text-style-name="P15" svg:width="0.376cm" svg:height="0.376cm" svg:x="8.22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" draw:name="Google Workspace 7" draw:style-name="gr5" draw:text-style-name="P15" svg:width="0.376cm" svg:height="0.376cm" svg:x="8.76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4" draw:name="Google Workspace 8" draw:style-name="gr7" draw:text-style-name="P18" svg:width="0.376cm" svg:height="0.376cm" svg:x="9.297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5" draw:name="Google Workspace 9" draw:style-name="gr7" draw:text-style-name="P18" svg:width="0.376cm" svg:height="0.376cm" svg:x="9.81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6" draw:name="Google Workspace 10" draw:style-name="gr7" draw:text-style-name="P18" svg:width="0.376cm" svg:height="0.376cm" svg:x="10.343cm" svg:y="0.0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Google Workspace</text:p>
        </text:list-item>
      </text:list>
      <text:h text:style-name="P19" text:outline-level="2"><draw:custom-shape text:anchor-type="paragraph" draw:z-index="2" draw:name="Employment History box" draw:style-name="gr9" draw:text-style-name="P10" svg:width="15.925cm" svg:height="0.84cm" svg:x="0cm" svg:y="0.229cm"><text:p/><draw:enhanced-geometry svg:viewBox="0 0 21600 21600" draw:type="rectangle" draw:enhanced-path="M 0 0 L 21600 0 21600 21600 0 21600 0 0 Z N"/></draw:custom-shape>EMPLOYMENT HISTORY</text:h>
      <text:p text:style-name="P20"><text:span text:style-name="T15">Aug 2014 - </text:span><text:span text:style-name="T16">Nov 2024 – </text:span><text:span text:style-name="T17">Senior </text:span><text:span text:style-name="T18">Video</text:span><text:span text:style-name="T17"> </text:span><text:span text:style-name="T15">Edito</text:span><text:span text:style-name="T19">r, </text:span><text:span text:style-name="T15">Speakeasy Productions Ltd </text:span><text:span text:style-name="T20">(Edinburgh)</text:span></text:p>
      <text:list xml:id="list185211969809121" text:continue-numbering="true" text:style-name="WWNum1">
        <text:list-item>
          <text:p text:style-name="P21"><text:span text:style-name="Emphasis"><text:span text:style-name="T21">Permanent full-time role</text:span></text:span></text:p>
        </text:list-item>
      </text:list>
      <text:list xml:id="list671865059" text:style-name="List_20_1">
        <text:list-item>
          <text:list>
            <text:list-item>
              <text:list>
                <text:list-item>
                  <text:p text:style-name="P22"><text:span text:style-name="T22">I w</text:span><text:span text:style-name="T23">ork</text:span><text:span text:style-name="T24">ed</text:span><text:span text:style-name="T23"> with </text:span><text:span text:style-name="T22">a large </text:span><text:span text:style-name="T25">production team</text:span><text:span text:style-name="T23"> and </text:span><text:span text:style-name="T26">internal and external </text:span><text:span text:style-name="T23">motion graphics artists to create </text:span><text:span text:style-name="T27">videos for private and public sector clients</text:span></text:p>
                </text:list-item>
                <text:list-item>
                  <text:p text:style-name="P23"><text:span text:style-name="T28">I m</text:span><text:span text:style-name="T29">anage</text:span><text:span text:style-name="T30">d</text:span><text:span text:style-name="T29"> all aspects of </text:span><text:span text:style-name="T31">the </text:span><text:span text:style-name="T29">editing </text:span><text:span text:style-name="T32">process</text:span><text:span text:style-name="T29">: </text:span><text:span text:style-name="T33">ingest, logging, </text:span><text:span text:style-name="T29">colour-correction, </text:span><text:span text:style-name="T34">audio mastering</text:span><text:span text:style-name="T29">, </text:span><text:span text:style-name="T34">motion </text:span><text:span text:style-name="T29">graphics, </text:span><text:span text:style-name="T34">subtitles, </text:span><text:span text:style-name="T35">picture-in-picture sign language, </text:span><text:span text:style-name="T33">delivery</text:span></text:p>
                </text:list-item>
                <text:list-item>
                  <text:p text:style-name="P24"><text:span text:style-name="T22">I w</text:span><text:span text:style-name="T27">orked across multiple projects concurrently, </text:span><text:span text:style-name="T36">at various stages of delivery, </text:span><text:span text:style-name="T37">often to tight deadlines</text:span></text:p>
                </text:list-item>
              </text:list>
            </text:list-item>
          </text:list>
        </text:list-item>
      </text:list>
      <text:p text:style-name="P25">Dec 2008 - Aug 2014 – Senior Video Editor, Republic Productions Ltd (Edinburgh)</text:p>
      <text:list xml:id="list185210955330617" text:continue-list="list185211969809121" text:style-name="WWNum1">
        <text:list-item>
          <text:p text:style-name="P26"><text:span text:style-name="Emphasis"><text:span text:style-name="T21">Permanent full-time role</text:span></text:span></text:p>
        </text:list-item>
      </text:list>
      <text:list xml:id="list185211895643616" text:continue-list="list671865059" text:style-name="List_20_1">
        <text:list-item>
          <text:list>
            <text:list-item>
              <text:list>
                <text:list-item>
                  <text:p text:style-name="P27">As the company’s senior editor I was responsible for all technical and aesthetic aspects of video editing</text:p>
                </text:list-item>
                <text:list-item>
                  <text:p text:style-name="P28"><text:span text:style-name="T28">I r</text:span><text:span text:style-name="T34">ecord</text:span><text:span text:style-name="T38">ed </text:span><text:span text:style-name="T28">sound</text:span><text:span text:style-name="T38"> </text:span><text:span text:style-name="T34">and </text:span><text:span text:style-name="T39">operated camera</text:span><text:span text:style-name="T34"> </text:span><text:span text:style-name="T28">on location </text:span><text:span text:style-name="T34">when required</text:span></text:p>
                </text:list-item>
                <text:list-item>
                  <text:p text:style-name="P28"><text:span text:style-name="T28">I was responsible</text:span><text:span text:style-name="T32"> for m</text:span><text:span text:style-name="T40">aintenance of </text:span><text:span text:style-name="T32">all editing and production </text:span><text:span text:style-name="T40">software and hardware</text:span></text:p>
                </text:list-item>
                <text:list-item>
                  <text:p text:style-name="P28"><text:span text:style-name="T28">I was responsible</text:span><text:span text:style-name="T32"> for </text:span><text:span text:style-name="T34">procurement and </text:span><text:span text:style-name="T32">ongoing </text:span><text:span text:style-name="T34">maintenance of camera kit</text:span></text:p>
                </text:list-item>
              </text:list>
            </text:list-item>
          </text:list>
        </text:list-item>
      </text:list>
      <text:p text:style-name="P29"><text:span text:style-name="T41">Feb 2002 - Jan 2008</text:span><text:span text:style-name="T42"> – </text:span><text:span text:style-name="T41">Freelance Director / Producer / </text:span><text:span text:style-name="T43">Editor </text:span><text:span text:style-name="T44">(UK wide)</text:span></text:p>
      <text:list xml:id="list185211129497512" text:continue-list="list185210955330617" text:style-name="WWNum1">
        <text:list-item>
          <text:p text:style-name="P30"><text:span text:style-name="Emphasis"><text:span text:style-name="T21">Self-employed</text:span></text:span></text:p>
        </text:list-item>
      </text:list>
      <text:list xml:id="list185212591764187" text:continue-list="list185211895643616" text:style-name="List_20_1">
        <text:list-item>
          <text:list>
            <text:list-item>
              <text:list>
                <text:list-item>
                  <text:p text:style-name="P24"><text:span text:style-name="T45">I was responsible for d</text:span><text:span text:style-name="T46">irecting, </text:span><text:span text:style-name="T47">shooting </text:span><text:span text:style-name="T46">and editing </text:span><text:span text:style-name="T47">a variety of </text:span><text:span text:style-name="T46">projects </text:span><text:span text:style-name="T48">for public and private sector </text:span><text:span text:style-name="T49">clients</text:span></text:p>
                </text:list-item>
                <text:list-item>
                  <text:p text:style-name="P24"><text:span text:style-name="T45">I d</text:span><text:span text:style-name="T50">irected and shot a </text:span><text:a xlink:type="simple" xlink:href="https://youtu.be/InCGES-5KSg?si=RtQ8EHGtt-RBggbH&amp;t=0" text:style-name="Internet_20_link" text:visited-style-name="Visited_20_Internet_20_Link"><text:span text:style-name="T51">40-min </text:span><text:span text:style-name="T52">documentary</text:span></text:a><text:span text:style-name="T50"> on the Scottish band </text:span><text:span text:style-name="T53">Mogwai</text:span><text:span text:style-name="T50">, released along with their album </text:span><text:span text:style-name="T54">Mr</text:span><text:span text:style-name="T53">. Beast</text:span></text:p>
                </text:list-item>
                <text:list-item>
                  <text:p text:style-name="P24"><text:span text:style-name="T48">C</text:span><text:span text:style-name="T55">lients </text:span><text:span text:style-name="T22">included</text:span><text:span text:style-name="T55">: various music industry clients, including XL Recordings, Rock Action, Mogwai</text:span></text:p>
                </text:list-item>
                <text:list-item>
                  <text:p text:style-name="P24"><text:span text:style-name="T22">Communicating</text:span><text:span text:style-name="T46"> with end-user clients of all levels</text:span></text:p>
                </text:list-item>
              </text:list>
            </text:list-item>
          </text:list>
        </text:list-item>
      </text:list>
      <text:p text:style-name="P31"><text:span text:style-name="T41">Oct</text:span><text:span text:style-name="T56"> 200</text:span><text:span text:style-name="T57">3 - Mar</text:span><text:span text:style-name="T56"> 200</text:span><text:span text:style-name="T57">5</text:span><text:span text:style-name="T42"> – </text:span><text:span text:style-name="T57">Retail Shop Assistant, Bargain Books (Glasgow</text:span><text:span text:style-name="T58">)</text:span></text:p>
      <text:list text:continue-list="list185211129497512" text:style-name="WWNum1">
        <text:list-item>
          <text:p text:style-name="P32"><text:span text:style-name="Emphasis"><text:span text:style-name="T21">Permanent part-time role;</text:span></text:span><text:span text:style-name="Emphasis"><text:span text:style-name="T59"> </text:span></text:span><text:span text:style-name="Emphasis"><text:span text:style-name="T60">serving customers; cashing up; ordering new stock from wholesale supplier; shop floor stock replenishment</text:span></text:span></text:p>
        </text:list-item>
      </text:list>
      <text:p text:style-name="P33"><text:span text:style-name="T15">Jan 2000</text:span><text:span text:style-name="T56"> - </text:span><text:span text:style-name="T15">Dec 2001</text:span><text:span text:style-name="T42"> – </text:span><text:span text:style-name="T15">Software Developer, Agilent </text:span><text:span text:style-name="T56">Technologies</text:span><text:span text:style-name="T15"> GmbH </text:span><text:span text:style-name="T20">(</text:span><text:span text:style-name="T61">Stuttgart, Germany</text:span><text:span text:style-name="T20">)</text:span></text:p>
      <text:list xml:id="list185211953811669" text:continue-numbering="true" text:style-name="WWNum1">
        <text:list-item>
          <text:p text:style-name="P34"><text:span text:style-name="Emphasis"><text:span text:style-name="T21">Permanent full-time role</text:span></text:span></text:p>
        </text:list-item>
      </text:list>
      <text:list text:continue-list="list185212591764187" text:style-name="List_20_1">
        <text:list-item>
          <text:list>
            <text:list-item>
              <text:list>
                <text:list-item>
                  <text:p text:style-name="P23"><text:span text:style-name="T62">I </text:span><text:span text:style-name="T28">worked</text:span><text:span text:style-name="T63"> as part of a team developing </text:span><text:span text:style-name="T62">and maintaining</text:span><text:span text:style-name="T63"> </text:span><text:span text:style-name="T1">an in-house, </text:span><text:span text:style-name="T64">Oracle</text:span><text:span text:style-name="T1">-based, </text:span><text:span text:style-name="T65">Unix</text:span><text:span text:style-name="T63">-server hosted </text:span><text:span text:style-name="T1">payroll system</text:span></text:p>
                </text:list-item>
                <text:list-item>
                  <text:p text:style-name="P23"><text:span text:style-name="T62">I wrote </text:span><text:span text:style-name="T66">ASP</text:span><text:span text:style-name="T1">, </text:span><text:span text:style-name="T67">HTML</text:span><text:span text:style-name="T62">,</text:span><text:span text:style-name="T1"> </text:span><text:span text:style-name="T64">JavaScript</text:span><text:span text:style-name="T68"> </text:span><text:span text:style-name="T62">and </text:span><text:span text:style-name="T67">SQL</text:span><text:span text:style-name="T62"> to process user input, applying country-specific business logic as appropriate</text:span></text:p>
                </text:list-item>
                <text:list-item>
                  <text:p text:style-name="P24"><text:span text:style-name="T69">I w</text:span><text:span text:style-name="T70">rote </text:span><text:span text:style-name="T54">Bash</text:span><text:span text:style-name="T71"> </text:span><text:span text:style-name="T70">scripts to automate development and deployment tasks</text:span></text:p>
                </text:list-item>
              </text:list>
            </text:list-item>
          </text:list>
        </text:list-item>
      </text:list>
      <text:p text:style-name="P31"><text:span text:style-name="T72">Oct</text:span><text:span text:style-name="T15"> </text:span><text:span text:style-name="T72">1996</text:span><text:span text:style-name="T57"> - </text:span><text:span text:style-name="T72">Aug</text:span><text:span text:style-name="T15"> </text:span><text:span text:style-name="T72">1998</text:span><text:span text:style-name="T42"> – </text:span><text:span text:style-name="T57">Retail Shop Assistant, Bargain Books (East Kilbride</text:span><text:span text:style-name="T73">)</text:span></text:p>
      <text:list text:continue-list="list185211953811669" text:style-name="WWNum1">
        <text:list-item>
          <text:p text:style-name="P35"><text:span text:style-name="Emphasis"><text:span text:style-name="T21">Permanent part-time role;</text:span></text:span><text:span text:style-name="T74"> </text:span><text:span text:style-name="T75">serving customers; cashing up; ordering new stock from wholesale supplier; shop floor stock replenishment</text:span></text:p>
        </text:list-item>
      </text:list>
      <text:p text:style-name="P36"><text:span text:style-name="T76">Jul</text:span><text:span text:style-name="T77">y</text:span><text:span text:style-name="T72"> 199</text:span><text:span text:style-name="T76">2</text:span><text:span text:style-name="T72"> - </text:span><text:span text:style-name="T76">May</text:span><text:span text:style-name="T72"> 199</text:span><text:span text:style-name="T76">6</text:span><text:span text:style-name="T72"> – </text:span><text:span text:style-name="T76">Checkout</text:span><text:span text:style-name="T72"> Assistant, </text:span><text:span text:style-name="T76">Somerfield Supermarket</text:span><text:span text:style-name="T72"> (East </text:span><text:span text:style-name="T73">Kilbride</text:span><text:span text:style-name="T72">)</text:span></text:p>
      <text:list text:continue-numbering="true" text:style-name="WWNum1">
        <text:list-item>
          <text:p text:style-name="P37"><text:span text:style-name="Emphasis"><text:span text:style-name="T21">Permanent part-time role;</text:span></text:span><text:span text:style-name="T78"> </text:span><text:span text:style-name="T79">serving customers; cash </text:span><text:span text:style-name="T80">handling</text:span><text:span text:style-name="T79">; shop floor stock replenishment</text:span></text:p>
        </text:list-item>
      </text:list>
      <text:h text:style-name="P38" text:outline-level="2"><draw:custom-shape text:anchor-type="paragraph" draw:z-index="0" draw:name="Education and Qualifications box" draw:style-name="gr9" draw:text-style-name="P10" svg:width="15.925cm" svg:height="0.84cm" svg:x="0cm" svg:y="0.224cm"><text:p/><draw:enhanced-geometry svg:viewBox="0 0 21600 21600" draw:type="rectangle" draw:enhanced-path="M 0 0 L 21600 0 21600 21600 0 21600 0 0 Z N"/></draw:custom-shape>EDUCATION<text:span text:style-name="T81"> </text:span>AND<text:span text:style-name="T81"> </text:span>QUALIFICATIONS</text:h>
      <text:p text:style-name="P39"><text:span text:style-name="T64">1998 - 1999</text:span><text:span text:style-name="T1"> </text:span><text:span text:style-name="T64">– </text:span><text:span text:style-name="T82">Postgraduate Diploma Information Technology</text:span><text:span text:style-name="T1">, Glasgow Unive</text:span><text:span text:style-name="T83">­</text:span><text:span text:style-name="T1">rsity</text:span></text:p>
      <text:p text:style-name="P40"><text:span text:style-name="T64">1992 - 1996</text:span><text:span text:style-name="T1"> </text:span><text:span text:style-name="T64">– </text:span><text:span text:style-name="T82">MA Philosophy 2:1</text:span><text:span text:style-name="T1">, </text:span><text:span text:style-name="T84">Glasgow University</text:span></text:p>
      <text:p text:style-name="P41"><text:span text:style-name="T64">1986 - 1992</text:span><text:span text:style-name="T1"> </text:span><text:span text:style-name="T64">– </text:span><text:span text:style-name="T1">5 Highers, 1 Certificate of Sixth Year Studies, St Andrews High School</text:span></text:p>
      <text:h text:style-name="P42" text:outline-level="2"><draw:custom-shape text:anchor-type="paragraph" draw:z-index="5" draw:name="Voluntary work box" draw:style-name="gr9" draw:text-style-name="P10" svg:width="15.925cm" svg:height="0.84cm" svg:x="0cm" svg:y="0.102cm"><text:p/><draw:enhanced-geometry svg:viewBox="0 0 21600 21600" draw:mirror-horizontal="false" draw:mirror-vertical="false" draw:type="rectangle" draw:enhanced-path="M 0 0 L 21600 0 21600 21600 0 21600 0 0 Z N"/></draw:custom-shape>VOLUNTARY WORK AND OTHER INFORMATION</text:h>
      <text:p text:style-name="P43">2004 - 2005 – Volunteer, Glasgow Media Access Centre</text:p>
      <text:p text:style-name="P44">I <text:span text:style-name="T85">volunteered at Glasgow’s GMAC charity, which supports grassroots and amateur filmmakers by providing professional kit hire for much cheaper than standard rates, and provid</text:span><text:span text:style-name="T86">es</text:span><text:span text:style-name="T85"> practical training from industry professionals; standard volunteer positions were for three months, but I was asked to stay for a further three.</text:span></text:p>
      <text:p text:style-name="P45"><text:soft-page-break/><text:span text:style-name="T85">I </text:span>was responsible for checking equipment before and after hires, converting members’ videos between various formats (DV, BetaSP, etc), general maintenance of the equipment, and I helped organise and run their popular monthly event, Cafe Flicker, where members showed their most recent work. </text:p>
      <text:p text:style-name="P46">This volunteer position led directly to my breakthrough opportunity as a directo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white_20_to_20_blue_20_gradient" draw:display-name="white to blue gradient" draw:style="linear" draw:start-color="#ffffff" draw:end-color="#aac4e0" draw:start-intensity="100%" draw:end-intensity="100%" draw:angle="90deg" draw:border="0%">
      <loext:gradient-stop svg:offset="0" loext:color-type="rgb" loext:color-value="#ffffff"/>
      <loext:gradient-stop svg:offset="1" loext:color-type="rgb" loext:color-value="#aac4e0"/>
    </draw:gradient>
    <draw:gradient draw:name="white_20_to_20_even_20_lighter_20_peach" draw:display-name="white to even lighter peach" draw:style="linear" draw:start-color="#ffffff" draw:end-color="#ffe0d4" draw:start-intensity="100%" draw:end-intensity="100%" draw:angle="90deg" draw:border="0%">
      <loext:gradient-stop svg:offset="0" loext:color-type="rgb" loext:color-value="#ffffff"/>
      <loext:gradient-stop svg:offset="1" loext:color-type="rgb" loext:color-value="#ffe0d4"/>
    </draw:gradient>
    <draw:gradient draw:name="white_20_to_20_light_20_peach" draw:display-name="white to light peach" draw:style="linear" draw:start-color="#ffffff" draw:end-color="#ffcdbb" draw:start-intensity="100%" draw:end-intensity="100%" draw:angle="90deg" draw:border="0%">
      <loext:gradient-stop svg:offset="0" loext:color-type="rgb" loext:color-value="#ffffff"/>
      <loext:gradient-stop svg:offset="1" loext:color-type="rgb" loext:color-value="#ffcdbb"/>
    </draw:gradient>
    <draw:gradient draw:name="white_20_to_20_really_20_light_20_blue" draw:display-name="white to really light blue" draw:style="linear" draw:start-color="#ffffff" draw:end-color="#e7f1fc" draw:start-intensity="100%" draw:end-intensity="100%" draw:angle="90deg" draw:border="0%">
      <loext:gradient-stop svg:offset="0" loext:color-type="rgb" loext:color-value="#ffffff"/>
      <loext:gradient-stop svg:offset="1" loext:color-type="rgb" loext:color-value="#e7f1fc"/>
    </draw:gradient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1" fo:font-size="12pt" fo:language="en" fo:country="GB" style:letter-kerning="false" style:font-name-asian="Calibri2" style:font-size-asian="12pt" style:language-asian="en" style:country-asian="US" style:font-name-complex="Calibri2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2pt" fo:language="en" fo:country="GB" style:letter-kerning="false" style:font-name-asian="Calibri2" style:font-size-asian="12pt" style:language-asian="en" style:country-asian="US" style:font-name-complex="Calibri2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847cm" fo:margin-bottom="0cm" style:contextual-spacing="false"/>
      <style:text-properties fo:color="#345a8a" loext:opacity="100%" fo:font-size="16pt" fo:font-weight="bold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top="0.353cm" fo:margin-bottom="0cm" style:contextual-spacing="false"/>
      <style:text-properties fo:color="#4f81bd" loext:opacity="100%" fo:font-size="13pt" fo:font-weight="bold" style:font-size-asian="13pt" style:font-weight-asian="bold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353cm" fo:margin-bottom="0cm" style:contextual-spacing="false"/>
      <style:text-properties fo:color="#4f81bd" loext:opacity="100%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top="0.423cm" fo:margin-bottom="0.071cm" style:contextual-spacing="false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chapter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chapter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cm" fo:margin-bottom="0.529cm" style:contextual-spacing="false"/>
      <style:text-properties fo:color="#17365d" loext:opacity="100%" fo:font-size="26pt" style:font-size-asian="26pt" style:font-size-complex="26pt"/>
    </style:style>
    <style:style style:name="Subtitle" style:family="paragraph" style:parent-style-name="Standard" style:next-style-name="Standard" style:class="chapter">
      <style:text-properties fo:color="#4f81bd" loext:opacity="100%" fo:font-style="italic" style:font-style-asian="italic"/>
    </style:style>
    <style:style style:name="Balloon_20_Text" style:display-name="Balloon Text" style:family="paragraph" style:parent-style-name="Standard" loext:linked-style-name="Balloon_20_Text_20_Char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title_20_paragraph" style:display-name="title paragraph" style:family="paragraph" style:parent-style-name="Heading_20_2" style:next-style-name="Standard">
      <style:paragraph-properties fo:margin-top="0.353cm" fo:margin-bottom="0cm" style:contextual-spacing="false" fo:text-align="start" style:justify-single-word="false"/>
      <style:text-properties fo:color="#bfbf00" loext:opacity="100%" style:font-name="Noto Sans" fo:font-family="'Noto Sans'" style:font-family-generic="swiss" style:font-pitch="variable" fo:font-weight="bold" style:language-asian="en" style:country-asian="GB" style:font-weight-asian="bold" style:font-size-complex="16pt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top="0cm" fo:margin-bottom="0.212cm" style:contextual-spacing="false" fo:text-indent="0cm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1.905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top="0cm" fo:margin-bottom="0.212cm" style:contextual-spacing="false" fo:text-indent="0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2.54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top="0cm" fo:margin-bottom="0.212cm" style:contextual-spacing="false" fo:text-indent="0cm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top="0cm" fo:margin-bottom="0.212cm" style:contextual-spacing="false" fo:text-indent="-0.635cm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top="0cm" fo:margin-bottom="0.212cm" style:contextual-spacing="false" fo:text-indent="0cm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top="0.423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top="0cm" fo:margin-bottom="0.212cm" style:contextual-spacing="false" fo:text-indent="-0.635cm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635cm" fo:margin-top="0cm" fo:margin-bottom="0.423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top="0cm" fo:margin-bottom="0.212cm" style:contextual-spacing="false" fo:text-indent="0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top="0cm" fo:margin-bottom="0.212cm" style:contextual-spacing="false" fo:text-indent="-0.635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top="0cm" fo:margin-bottom="0.423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top="0cm" fo:margin-bottom="0.212cm" style:contextual-spacing="false" fo:text-indent="0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top="0cm" fo:margin-bottom="0.212cm" style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top="0cm" fo:margin-bottom="0.423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top="0cm" fo:margin-bottom="0.212cm" style:contextual-spacing="false" fo:text-indent="0cm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2.54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top="0cm" fo:margin-bottom="0.212cm" style:contextual-spacing="false" fo:text-indent="-0.635cm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2.54cm" fo:margin-top="0cm" fo:margin-bottom="0.423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top="0cm" fo:margin-bottom="0.212cm" style:contextual-spacing="false" fo:text-indent="0cm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3.175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-left="3.175cm" fo:margin-top="0cm" fo:margin-bottom="0.212cm" style:contextual-spacing="false" fo:text-indent="-0.635cm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3.175cm" fo:margin-top="0cm" fo:margin-bottom="0.423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top="0cm" fo:margin-bottom="0.212cm" style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text-indent="0cm" style:auto-text-indent="false"/>
    </style:style>
    <style:style style:name="Index_20_3" style:display-name="Index 3" style:family="paragraph" style:parent-style-name="Index" style:class="index">
      <style:paragraph-properties fo:margin-left="1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text-indent="0cm" style:auto-text-indent="false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4.42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text-indent="0cm" style:auto-text-indent="false">
        <style:tab-stops>
          <style:tab-stop style:position="13.921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1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9cm" fo:text-indent="0cm" style:auto-text-indent="false">
        <style:tab-stops>
          <style:tab-stop style:position="14.422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2cm" fo:text-indent="0cm" style:auto-text-indent="false">
        <style:tab-stops>
          <style:tab-stop style:position="13.92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text-indent="0cm" style:auto-text-indent="false">
        <style:tab-stops>
          <style:tab-stop style:position="13.421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3cm" fo:text-indent="0cm" style:auto-text-indent="false">
        <style:tab-stops>
          <style:tab-stop style:position="12.92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5cm" fo:text-indent="0cm" style:auto-text-indent="false">
        <style:tab-stops>
          <style:tab-stop style:position="12.421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4.001cm" fo:text-indent="0cm" style:auto-text-indent="false">
        <style:tab-stops>
          <style:tab-stop style:position="11.92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5cm" fo:text-indent="0cm" style:auto-text-indent="false">
        <style:tab-stops>
          <style:tab-stop style:position="11.421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9cm" fo:text-indent="0cm" style:auto-text-indent="false">
        <style:tab-stops>
          <style:tab-stop style:position="13.421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3cm" fo:text-indent="0cm" style:auto-text-indent="false">
        <style:tab-stops>
          <style:tab-stop style:position="12.92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5cm" fo:text-indent="0cm" style:auto-text-indent="false">
        <style:tab-stops>
          <style:tab-stop style:position="12.421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4.001cm" fo:text-indent="0cm" style:auto-text-indent="false">
        <style:tab-stops>
          <style:tab-stop style:position="11.92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5cm" fo:text-indent="0cm" style:auto-text-indent="false">
        <style:tab-stops>
          <style:tab-stop style:position="11.421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igure" style:family="paragraph" style:parent-style-name="Caption" style:class="extra"/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ght_20_blue_20_round_20_bullet" style:display-name="light blue round bullet" style:family="paragraph" style:parent-style-name="Standard" style:list-style-name="List_20_1" style:list-level="3">
      <loext:graphic-properties draw:fill="gradient" draw:fill-gradient-name="white_20_to_20_really_20_light_20_blue" draw:gradient-step-count="0"/>
      <style:paragraph-properties fo:background-color="#f3f8fe"/>
      <style:text-properties fo:font-size="11pt" style:font-size-asian="11pt" style:font-size-complex="11pt"/>
    </style:style>
    <style:style style:name="dark_20_blue_20_round_20_bullet" style:display-name="dark blue round bullet" style:family="paragraph" style:parent-style-name="Standard" style:list-style-name="WWNum1" style:list-level="1">
      <loext:graphic-properties draw:fill="gradient" draw:fill-gradient-name="white_20_to_20_really_20_light_20_blue" draw:gradient-step-count="0"/>
      <style:paragraph-properties fo:margin-left="0.771cm" fo:margin-right="0cm" fo:text-indent="-0.6cm" style:auto-text-indent="false" fo:background-color="#f3f8f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imes New Roman" fo:font-family="'Times New Roman'" style:font-family-generic="roman" style:font-pitch="variable" fo:font-size="9pt" style:font-size-asian="9pt" style:font-name-complex="Times New Roman1" style:font-family-complex="'Times New Roman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ee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2a6099" loext:opacity="100%"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="Calibri" fo:font-family="Calibri" style:font-pitch="variable" style:font-name-asian="Courier New" style:font-family-asian="'Courier New'" style:font-family-generic-asian="system" style:font-pitch-asian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fo:color="#0000ff" loext:opacity="100%" style:font-name="Calibri1" fo:font-family="Calibri" style:font-family-generic="swiss" style:font-pitch="variable" fo:font-size="11pt" style:text-underline-style="solid" style:text-underline-width="auto" style:text-underline-color="font-color" style:font-size-asian="11pt" style:font-name-complex="Calibri2" style:font-family-complex="Calibri" style:font-family-generic-complex="system" style:font-pitch-complex="variable" style:font-size-complex="11pt"/>
    </style:style>
    <style:style style:name="ListLabel_20_20" style:display-name="ListLabel 20" style:family="text">
      <style:text-properties style:font-name="Calibri1" fo:font-family="Calibri" style:font-family-generic="swiss" style:font-pitch="variable" fo:font-size="11pt" style:font-size-asian="11pt" style:font-name-complex="Calibri2" style:font-family-complex="Calibri" style:font-family-generic-complex="system" style:font-pitch-complex="variable" style:font-size-complex="11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fo:color="#d8643a" loext:opacity="100%" style:font-name="OpenSymbol" fo:font-family="OpenSymbol" style:font-charset="x-symbol" fo:font-size="11pt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_20__28_user_29_" style:display-name="Bullet Symbols (user)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xampl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lue_20_Bullets" style:display-name="Blue Bullets" style:family="text" style:parent-style-name="Bullet_20_Symbols">
      <style:text-properties fo:color="#3465a4" loext: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image text:level="1" xlink:href="Pictures/100001BA00000164000001C8178CD34A.svg" xlink:type="simple" xlink:show="embed" xlink:actuate="onLoad">
        <style:list-level-properties text:list-level-position-and-space-mode="label-alignment" style:vertical-pos="middle" style:vertical-rel="line" fo:width="0.199cm" fo:height="0.349cm">
          <style:list-level-label-alignment text:label-followed-by="listtab" text:list-tab-stop-position="0.4cm" fo:text-indent="-0.4cm" fo:margin-left="0.4cm"/>
        </style:list-level-properties>
      </text:list-level-style-image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'Noto Sans Symbols'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Bullet_20_Symbols" loext:num-list-format="%3%" text:bullet-char="→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Sunset">
        <loext:color loext:name="dark1" loext:color="#000000"/>
        <loext:color loext:name="light1" loext:color="#ffffff"/>
        <loext:color loext:name="dark2" loext:color="#492300"/>
        <loext:color loext:name="light2" loext:color="#f6f9d4"/>
        <loext:color loext:name="accent1" loext:color="#ffff00"/>
        <loext:color loext:name="accent2" loext:color="#ffbf00"/>
        <loext:color loext:name="accent3" loext:color="#ff8000"/>
        <loext:color loext:name="accent4" loext:color="#ff4000"/>
        <loext:color loext:name="accent5" loext:color="#bf0041"/>
        <loext:color loext:name="accent6" loext:color="#800080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color="#999999" loext:opacity="100%" fo:font-size="9pt" officeooo:rsid="007d4adf" officeooo:paragraph-rsid="007d4adf" style:font-size-asian="9pt" style:font-size-complex="9pt"/>
    </style:style>
    <style:style style:name="MP2" style:family="paragraph" style:parent-style-name="Footer">
      <style:paragraph-properties fo:margin-top="0cm" fo:margin-bottom="0cm" style:contextual-spacing="false" fo:text-align="end" style:justify-single-word="false" fo:orphans="2" fo:widows="2" style:writing-mode="lr-tb"/>
      <style:text-properties fo:color="#999999" loext:opacity="100%" fo:font-size="9pt" officeooo:rsid="007d4adf" officeooo:paragraph-rsid="007d4adf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969cm" fo:margin-bottom="2.531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eter Smith Curriculum Vitae</text:p>
        <text:p text:style-name="MP2"><text:page-number text:select-page="current">3</text:page-number></text:p>
      </style:footer>
    </style:master-page>
    <style:master-page style:name="Endnot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2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editing-cycles>172</meta:editing-cycles>
    <meta:creation-date>2019-04-22T12:44:00</meta:creation-date>
    <dc:date>2025-10-30T18:44:55.424904300</dc:date>
    <meta:editing-duration>PT21H59M46S</meta:editing-duration>
    <meta:generator>LibreOffice/25.8.1.1$Windows_X86_64 LibreOffice_project/54047653041915e595ad4e45cccea684809c77b5</meta:generator>
    <meta:print-date>2025-10-30T18:28:47.537714600</meta:print-date>
    <meta:printed-by>PDF files</meta:printed-by>
    <dc:description>Peter Smith CV</dc:description>
    <dc:title>Peter Smith CV</dc:title>
    <meta:document-statistic meta:table-count="0" meta:image-count="0" meta:object-count="0" meta:page-count="3" meta:paragraph-count="62" meta:word-count="800" meta:character-count="5198" meta:non-whitespace-character-count="4479"/>
    <meta:user-defined meta:name="AppVersion">16.0000</meta:user-defined>
    <meta:user-defined meta:name="ContentTypeId">0x010100967CC645D7BFB4408FB84E38B24792A2</meta:user-defined>
    <meta:template xlink:type="simple" xlink:actuate="onRequest" xlink:title="Normal.dotm" xlink:href=""/>
  </office:meta>
</office:document-meta>
</file>